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cc00"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1a</text:p>
          </table:table-cell>
          <table:table-cell table:style-name="ce10"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1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[2, 3)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[3, 5)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[5, 9)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[9, 17)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[17, 1)</text:p>
          </table:table-cell>
          <table:table-cell table:style-name="ce20"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25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[26, 27)</text:p>
          </table:table-cell>
          <table:table-cell table:style-name="ce19" office:value-type="float" office:value="27" calcext:value-type="float">
            <text:p>27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[27, 29)</text:p>
          </table:table-cell>
          <table:table-cell table:style-name="ce19" office:value-type="float" office:value="27" calcext:value-type="float">
            <text:p>27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[29, 1)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[1, 9)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[9, 25)</text:p>
          </table:table-cell>
          <table:table-cell table:style-name="ce20"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1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12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[13, 14)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[14, 16)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[16, 20)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[20, 28)</text:p>
          </table:table-cell>
          <table:table-cell table:style-name="ce19"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[28, 12)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" office:value-type="string" calcext:value-type="string">
            <text:p>2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21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[22, 23)</text:p>
          </table:table-cell>
          <table:table-cell table:style-name="ce19" office:value-type="float" office:value="25" calcext:value-type="float">
            <text:p>25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[23, 25)</text:p>
          </table:table-cell>
          <table:table-cell table:style-name="ce19" office:value-type="float" office:value="25" calcext:value-type="float">
            <text:p>25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[25, 29)</text:p>
          </table:table-cell>
          <table:table-cell table:style-name="ce19" office:value-type="float" office:value="25" calcext:value-type="float">
            <text:p>25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[29, 5)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[5, 21)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19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[20, 21)</text:p>
          </table:table-cell>
          <table:table-cell table:style-name="ce21" office:value-type="float" office:value="21" calcext:value-type="float">
            <text:p>21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[21, 23)</text:p>
          </table:table-cell>
          <table:table-cell table:style-name="ce21" office:value-type="float" office:value="21" calcext:value-type="float">
            <text:p>2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[23, 27)</text:p>
          </table:table-cell>
          <table:table-cell table:style-name="ce19" office:value-type="float" office:value="25" calcext:value-type="float">
            <text:p>25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[27, 3)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[3, 19)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15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[16, 17)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[17, 19)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[19, 23)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[23, 31)</text:p>
          </table:table-cell>
          <table:table-cell table:style-name="ce19"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[31, 15)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12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[13, 14)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[14, 16)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[16, 20)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[20, 28)</text:p>
          </table:table-cell>
          <table:table-cell table:style-name="ce21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[28, 12)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8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[9, 10)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[10, 12)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[12, 16)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[16, 24)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[24, 8)</text:p>
          </table:table-cell>
          <table:table-cell table:style-name="ce20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7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[8, 9)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[9, 11)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[11, 15)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[15, 23)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[23, 7)</text:p>
          </table:table-cell>
          <table:table-cell table:style-name="ce20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2b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8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[9, 10)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[10, 12)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[12, 16)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[16, 24)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[24, 8)</text:p>
          </table:table-cell>
          <table:table-cell table:style-name="ce20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7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[8, 9)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[9, 11)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[11, 15)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[15, 23)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[23, 7)</text:p>
          </table:table-cell>
          <table:table-cell table:style-name="ce20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3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[4, 5)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[5, 7)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[7, 11)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[11, 19)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[19, 3)</text:p>
          </table:table-cell>
          <table:table-cell table:style-name="ce20"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1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[2, 3)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[3, 5)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[5, 9)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[9, 17)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[17, 1)</text:p>
          </table:table-cell>
          <table:table-cell table:style-name="ce20"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27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string" calcext:value-type="string">
            <text:p>[28, 29)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[29, 31)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[31, 3)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[3, 11)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[11, 27)</text:p>
          </table:table-cell>
          <table:table-cell table:style-name="ce22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Finger table of node 25</text:p>
          </table:table-cell>
          <table:covered-table-cell table:number-columns-repeated="2" table:style-name="ce11"/>
          <table:covered-table-cell table:style-name="ce1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interval</text:p>
          </table:table-cell>
          <table:table-cell table:style-name="ce18" office:value-type="string" calcext:value-type="string">
            <text:p>successo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[26, 27)</text:p>
          </table:table-cell>
          <table:table-cell table:style-name="ce19" office:value-type="float" office:value="27" calcext:value-type="float">
            <text:p>27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[27, 29)</text:p>
          </table:table-cell>
          <table:table-cell table:style-name="ce19" office:value-type="float" office:value="27" calcext:value-type="float">
            <text:p>27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[29, 1)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[1, 9)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[9, 25)</text:p>
          </table:table-cell>
          <table:table-cell table:style-name="ce22" office:value-type="float" office:value="15" calcext:value-type="float">
            <text:p>15</text:p>
          </table:table-cell>
        </table:table-row>
        <table:table-row table:style-name="ro1" table:number-rows-repeated="10484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8:39:29.0648328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8:39:32.080788054</meta:creation-date>
    <meta:editing-duration>PT2M4S</meta:editing-duration>
    <meta:editing-cycles>2</meta:editing-cycles>
    <meta:generator>LibreOffice/5.1.2.2$Linux_X86_64 LibreOffice_project/10m0$Build-2</meta:generator>
    <dc:date>2016-05-06T18:41:33.881319054</dc:date>
    <meta:document-statistic meta:table-count="1" meta:cell-count="379" meta:object-count="0"/>
  </office:meta>
</office:document-meta>
</file>